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Isabella Merlin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331cc12c-95bc-40aa-bc42-14eab9d1c29e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<text:line-break/>Beurteilung und Einstellung von Personal<text:line-break/>Genehmigung von Budgets für spezielle Bildungsprojekte</text:p>
              <text:p text:style-name="P3"/>
            </text:section>
            <text:section text:style-name="Sect1" text:name="12404dfb-a567-4660-a114-edcfa7ce91e1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8a3b4f79-5116-4878-bbfd-c145176ddf9d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3b71a02d-623c-4624-ab45-1fe8cbf7a181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ca2cee25-57b2-4956-9ed6-309bc6b84b5a">
              <text:p text:style-name="P6"><text:span text:style-name="T17">Sprachen: </text:span>Deutsch: Muttersprache<text:line-break/>Französisch: Schriftlich &amp; Mündlich<text:line-break/>Italienisch: Grundkenntnisse</text:p>
            </text:section>
            <text:section text:style-name="Sect2" text:name="3e96d245-1151-46a6-8956-db82c953f4b0">
              <text:p text:style-name="P6"><text:span text:style-name="T17">EDV: </text:span>Word, Excel, Photoshop, Linux, Outlook</text:p>
            </text:section>
            <text:section text:style-name="Sect2" text:name="4a3e7f36-52f1-4084-a876-094f63211a4e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Isabella Merlin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